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813" officeooo:paragraph-rsid="0005a813"/>
    </style:style>
    <style:style style:name="P2" style:family="paragraph" style:parent-style-name="Standard">
      <style:text-properties officeooo:rsid="0005fa53" officeooo:paragraph-rsid="0005fa53"/>
    </style:style>
    <style:style style:name="P3" style:family="paragraph" style:parent-style-name="Standard">
      <style:text-properties officeooo:paragraph-rsid="0005fa53"/>
    </style:style>
    <style:style style:name="P4" style:family="paragraph" style:parent-style-name="Standard">
      <style:text-properties officeooo:rsid="00079db8" officeooo:paragraph-rsid="00079db8"/>
    </style:style>
    <style:style style:name="P5" style:family="paragraph" style:parent-style-name="Standard">
      <style:text-properties officeooo:paragraph-rsid="00079db8"/>
    </style:style>
    <style:style style:name="P6" style:family="paragraph" style:parent-style-name="Standard">
      <style:text-properties fo:font-size="12pt" officeooo:rsid="00079db8" officeooo:paragraph-rsid="00079db8" style:font-size-asian="12pt" style:font-size-complex="12pt"/>
    </style:style>
    <style:style style:name="T1" style:family="text">
      <style:text-properties officeooo:rsid="0005fa53"/>
    </style:style>
    <style:style style:name="T2" style:family="text">
      <style:text-properties officeooo:rsid="00079db8"/>
    </style:style>
    <style:style style:name="T3" style:family="text">
      <style:text-properties fo:color="#d4d4d4" style:font-name="Droid Sans Mono" fo:font-size="10.5pt" fo:font-weight="normal" fo:background-color="#1e1e1e" loext:char-shading-value="0"/>
    </style:style>
    <style:style style:name="T4" style:family="text">
      <style:text-properties fo:color="#dcdcaa" style:font-name="Droid Sans Mono" fo:font-size="10.5pt" fo:font-weight="normal"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 den Wrapper zu schreiben kann man wie folgt vorgehen:</text:p>
      <text:p text:style-name="P1"/>
      <text:p text:style-name="P1">Welches API:</text:p>
      <text:p text:style-name="P1">als erstes muss man sich natürlich für eine API entscheiden die man wrappen möchte, manchmal gibt es mehrere zu auswahl. Hier sollte man einfach die verschiedenen API vergleichen und schauen welche besser passt. Meistens sollten die verschiedenen API sich auch nicht allzu sehr voneinander abweichen. </text:p>
      <text:p text:style-name="P1"/>
      <text:p text:style-name="P1">Swig interface files:</text:p>
      <text:p text:style-name="P1">Hat man sich für eine API entschieden geht es darum diese zu Wrappen. Dafür brauch man als aller erstes den source code der API. </text:p>
      <text:p text:style-name="P1">Aus dem source code sucht man sich jetzt die header heraus von denen man methoden verwenden möchte. Am besten startet man hierbei mit einem minimalbeispiel, oft haben API auch beispielcode indem die API verwendet wird. Man könnte z.B. einfach die header aus der beispielanwendung verwenden um ein minimalbeispiel zu bekommen. </text:p>
      <text:p text:style-name="P1"/>
      <text:p text:style-name="P1">Ein interface file könnte wie folgt aussehen:</text:p>
      <text:p text:style-name="P1"/>
      <text:p text:style-name="P1">%module minimal //name des moduls</text:p>
      <text:p text:style-name="P1"/>
      <text:p text:style-name="P1">%{</text:p>
      <text:p text:style-name="P1">#include stub.h /*alles innerhalb der %{%} klammern wird durch den swig befehl einfach an an den anfang des generierten cpp wrappers gesetzt. Möchte man auf der sicherern seite sein, so #include d man hier einfach alles was man später auch wrappen möchte. Ansonsten wird beim späteren erzeugen der library der compiler manche funktionen nicht erkennen, und deshalb fehler werden */</text:p>
      <text:p text:style-name="P1">#include „helper.h“</text:p>
      <text:p text:style-name="P1">%}</text:p>
      <text:p text:style-name="P1"/>
      <text:p text:style-name="P1">%include "stub.h" //alle %include files werden später auch gewrappt. d.h. jede .h file die wir brauchen können wir einfach include, falls wir nur einzelne funktionen brauchen, können wir auch einfach nur diese includen</text:p>
      <text:p text:style-name="P1"/>
      <text:p text:style-name="P1">%import "helper.h" //es kommt das eine klasse von einer gewünschten gewrappten methode gebraucht wird, aber nicht direkt von uns. Diese können wir %import einfügen um so später stummel klassen zu verhindern. (dazu später mehr)</text:p>
      <text:p text:style-name="P1"/>
      <text:p text:style-name="P1"/>
      <text:p text:style-name="P1"/>
      <text:p text:style-name="P1"><text:tab/></text:p>
      <text:p text:style-name="P1">Lässt man dann swig laufen mittels: </text:p>
      <text:p text:style-name="P1">swig -c++ -java interfacefile.i </text:p>
      <text:p text:style-name="P1">Dann beginnt swig alles zu wrappen, nun sollte wir eine cpp generiert bekommen haben. </text:p>
      <text:p text:style-name="P1">Außerdem sollten eine Menge von .java (oder in welcher sprache auch immer wir den wrapper haben wollen) erzeugt werden. Manche werden den namen von klassen aus den cpp files haben, diese wurden richtig erzeugt und wrappen code wie gewollt. Dann sollte es noch files geben SWIGTYPE… als präfix im namen haben. Diese sind stummel bei denen Swig meist nicht weiß was es damit anfangen soll. Um diese zu beheben ist es meist nur notwendig die jeweilige .h zu importen oder zu includen. Dann sollte die korrespondieren nicht mehr erzeugt werden. Manchmal kann es nur schwer werden die entsprechende .h zu finden. </text:p>
      <text:p text:style-name="P2">Es kann auch zur erzeugung vovn SWIGTYPE_pointer kommen, da kann es helfen in das interface „%pointer_class(type,name)“ einzufügen dann wird eine extra klasse für den pointer erstellt.</text:p>
      <text:p text:style-name="P2"><text:soft-page-break/>Verschieden Errors: </text:p>
      <text:p text:style-name="P2">-Error: Macro … redefined: </text:p>
      <text:p text:style-name="P2">-Error: Platform not supported: Hier kann es sein das ein makro nicht gefunden wurde, man kann das fixen indem man %define dasMakro %include dieVerursachendeZeile %undef dasMakro macht. </text:p>
      <text:p text:style-name="P2">Eleganter ist es aber wenn man den header indem das Makro definiert wird einfach mittels %import <text:s/>vor die verursachende Zeile packt.</text:p>
      <text:p text:style-name="P2">-<text:span text:style-name="T2">Error: Previous declaration of &lt;&lt;irgendein header&gt;&gt; und &lt;&lt;irgendein header&gt;&gt; is multiply defined in the generated target language module in scope &lt;&lt;someJNI&gt;&gt;</text:span></text:p>
      <text:p text:style-name="P2"><text:tab/><text:span text:style-name="T2">Diese Fehler kann man beheben indem man %rename verwendet. Konkret wäre das z.B:</text:span></text:p>
      <text:p text:style-name="P2"><text:tab/><text:tab/>%<text:span text:style-name="T2">rename(XsScannerClass) XsScanner;</text:span></text:p>
      <text:p text:style-name="P2"/>
      <text:p text:style-name="P2"/>
      <text:p text:style-name="P2">Verschieden Warnungen:</text:p>
      <text:p text:style-name="P2"/>
      <text:p text:style-name="P5"><text:span text:style-name="T1">-Operatorwarnung: Operatoren gibt es in vielen anderen Sprachen nicht, in c++ allerdings schon, diese Warnung kann man beheben indem man den operator umbenennt sodass er in eine methode gepackt werden kann. Das geht bspw. So: </text:span></text:p>
      <text:p text:style-name="P5"><text:span text:style-name="T1">%rename(opSet) operator=;</text:span></text:p>
      <text:p text:style-name="P3"/>
      <text:p text:style-name="P2">-<text:span text:style-name="T2">Nothing known about … Maybe you forgot to instantiate &lt;&lt;someTemplate&gt;&gt;: </text:span></text:p>
      <text:p text:style-name="P4">Da hilft es meistens einfach %template vor &lt;&lt;some template&gt;&gt; zu packen bspw. So:</text:p>
      <text:p text:style-name="P6">%template (XsPortInfoArray) XsArrayImpl&lt;XsPortInfo,g_xsPortInfoArrayDescriptor,XsPortInfoArray&gt;;</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9T10:28:01.181562884</meta:creation-date>
    <dc:date>2022-03-09T11:08:35.953755030</dc:date>
    <meta:editing-duration>PT15M14S</meta:editing-duration>
    <meta:editing-cycles>1</meta:editing-cycles>
    <meta:document-statistic meta:table-count="0" meta:image-count="0" meta:object-count="0" meta:page-count="2" meta:paragraph-count="33" meta:word-count="583" meta:character-count="3880" meta:non-whitespace-character-count="3312"/>
    <meta:generator>LibreOffice/5.1.6.2$Linux_X86_64 LibreOffice_project/10m0$Build-2</meta:generator>
  </office:meta>
</office:document-meta>
</file>